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fo:language="zxx" fo:country="none" style:font-size-asian="12pt" style:language-asian="zxx" style:country-asian="none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800080" fo:font-size="12pt" fo:language="zxx" fo:country="none" style:font-size-asian="12pt" style:language-asian="zxx" style:country-asian="none" style:font-size-complex="12pt"/>
    </style:style>
    <style:style style:name="P4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fo:font-size="12pt" style:font-size-asian="12pt"/>
    </style:style>
    <style:style style:name="P5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fo:font-size="12pt" style:font-size-asian="12pt"/>
    </style:style>
    <style:style style:name="P6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fo:font-size="12pt" style:font-size-asian="12pt"/>
    </style:style>
    <style:style style:name="P7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fo:font-size="12pt" style:font-size-asian="12pt" style:font-size-complex="12pt"/>
    </style:style>
    <style:style style:name="P9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1.752cm"/>
          <style:tab-stop style:position="8.251cm"/>
        </style:tab-stops>
      </style:paragraph-properties>
    </style:style>
    <style:style style:name="P10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</style:style>
    <style:style style:name="P11" style:family="paragraph" style:parent-style-name="Standard">
      <style:paragraph-properties fo:margin-left="0cm" fo:margin-right="-0.00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font-size="12pt" fo:font-weight="bold" style:font-size-asian="12pt" style:font-weight-asian="bold"/>
    </style:style>
    <style:style style:name="P12" style:family="paragraph" style:parent-style-name="Heading_20_1">
      <style:paragraph-properties fo:margin-left="5.502cm" fo:margin-right="4.997cm" fo:text-indent="0cm" style:auto-text-indent="false" fo:background-color="#99ccff" fo:padding-left="0.141cm" fo:padding-right="0.141cm" fo:padding-top="0.035cm" fo:padding-bottom="0.035cm" fo:border="0.018cm solid #000000">
        <style:tab-stops>
          <style:tab-stop style:position="4.5cm"/>
        </style:tab-stops>
        <style:background-image/>
      </style:paragraph-properties>
      <style:text-properties style:text-underline-style="none"/>
    </style:style>
    <style:style style:name="P13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Times New Roman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4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7pt" fo:font-weight="bold" style:font-size-asian="7pt" style:font-weight-asian="bold" style:font-weight-complex="bold"/>
    </style:style>
    <style:style style:name="T2" style:family="text">
      <style:text-properties fo:font-size="7pt" style:font-size-asian="7pt"/>
    </style:style>
    <style:style style:name="T3" style:family="text">
      <style:text-properties fo:color="#cc9900" style:font-name="Tahoma" fo:font-size="9pt" style:font-size-asian="9pt" style:font-name-complex="Tahoma" style:font-size-complex="9pt"/>
    </style:style>
    <style:style style:name="T4" style:family="text">
      <style:text-properties fo:color="#cc9900" style:font-name="Tahoma" fo:font-size="9pt" style:text-underline-style="solid" style:text-underline-width="auto" style:text-underline-color="font-color" fo:font-weight="bold" style:font-size-asian="9pt" style:font-weight-asian="bold" style:font-name-complex="Tahoma" style:font-size-complex="9pt"/>
    </style:style>
    <style:style style:name="T5" style:family="text">
      <style:text-properties fo:color="#cc9900" style:font-name="Tahoma" fo:font-size="9pt" fo:font-weight="bold" style:font-size-asian="9pt" style:font-weight-asian="bold" style:font-name-complex="Tahoma" style:font-size-complex="9pt"/>
    </style:style>
    <style:style style:name="T6" style:family="text">
      <style:text-properties fo:color="#cc9900" style:text-position="super 58%" style:font-name="Tahoma" fo:font-size="9pt" style:font-size-asian="9pt" style:font-name-complex="Tahoma" style:font-size-complex="9pt"/>
    </style:style>
    <style:style style:name="T7" style:family="text"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8" style:family="text">
      <style:text-properties fo:color="#000000" style:font-name="Arial" fo:font-size="11pt" fo:font-style="normal" fo:font-weight="bold" style:font-name-asian="Courier New1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name-asian="Courier New1" style:font-weight-asian="bold" style:font-name-complex="Courier New1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00" style:background-transparency="0%" fo:padding-left="0.263cm" fo:padding-right="0.263cm" fo:padding-top="0.136cm" fo:padding-bottom="0.136cm" fo:border="0.018cm solid #cc9900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00" style:background-transparency="0%" fo:padding-left="0.263cm" fo:padding-right="0.263cm" fo:padding-top="0.136cm" fo:padding-bottom="0.136cm" fo:border="0.018cm solid #cc9900" style:shadow="#000000 0.212cm 0.212cm">
        <style:background-image/>
      </style:graphic-properties>
    </style:style>
    <style:style style:name="gr1" style:family="graphic">
      <style:graphic-properties draw:stroke="solid" svg:stroke-width="0.026cm" svg:stroke-color="#ff9900" draw:marker-end="msArrowStealthEnd_20_6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9">%#include </text:span><text:span text:style-name="T10">enTetesDecisionRFM</text:span><text:span text:style-name="T9">#%</text:span></text:p>
      <text:p text:style-name="P4"/>
      <text:h text:style-name="P12" text:outline-level="1">%=DECISION_REFUS_ETRANGER=%</text:h>
      <text:p text:style-name="P1"/>
      <text:p text:style-name="P1"/>
      <text:p text:style-name="P11">%=OBJET=%</text:p>
      <text:p text:style-name="P1"/>
      <text:p text:style-name="P1"/>
      <text:p text:style-name="P1">%=TITRE=%</text:p>
      <text:p text:style-name="P3"><draw:frame draw:style-name="fr1" draw:name="Frame1" text:anchor-type="char" svg:x="-2.736cm" svg:y="0.076cm" svg:width="2.565cm" svg:height="1.612cm" draw:z-index="0"><draw:text-box><text:p text:style-name="Standard"><text:span text:style-name="T3">= date envoi lettres n</text:span><text:span text:style-name="T6">os</text:span><text:span text:style-name="T3"> 1.3 et 1.11</text:span></text:p></draw:text-box></draw:frame></text:p>
      <text:p text:style-name="P1">%=DATE_DEMANDE=%</text:p>
      <text:p text:style-name="P2"><draw:line text:anchor-type="char" draw:z-index="1" draw:style-name="gr1" draw:text-style-name="P14" svg:x1="-2.406cm" svg:y1="0.215cm" svg:x2="-0.183cm" svg:y2="1.168cm"><text:p/></draw:line></text:p>
      <text:p text:style-name="P7">%=URGENCE=%</text:p>
      <text:p text:style-name="P5"/>
      <text:p text:style-name="P8">%=DEVIS=%</text:p>
      <text:p text:style-name="P8"/>
      <text:p text:style-name="P8">%=HONORAIRES=%</text:p>
      <text:p text:style-name="P8"/>
      <text:p text:style-name="P8">%=SALUTATIONS=%<draw:frame draw:style-name="fr2" draw:name="Frame2" text:anchor-type="char" svg:x="11.234cm" svg:y="1.896cm" svg:width="3.2cm" svg:height="1.93cm" draw:z-index="2"><draw:text-box><text:p text:style-name="Standard"><text:span text:style-name="T3">Ce rappel doit être généré </text:span><text:span text:style-name="T4">2 mois</text:span><text:span text:style-name="T5"> </text:span><text:span text:style-name="T3">après l'envoi de la lettre n° 1.11</text:span></text:p></draw:text-box></draw:frame></text:p>
      <text:p text:style-name="P8"/>
      <text:p text:style-name="P6"/>
      <text:p text:style-name="P10"><text:tab/><text:span text:style-name="T7">%#</text:span><text:span text:style-name="T8">include <text:s/>signatureRFM</text:span><text:span text:style-name="T7">#%</text:span></text:p>
      <text:p text:style-name="P4"/>
      <text:p text:style-name="P1"/>
      <text:p text:style-name="P9"><text:span text:style-name="T1">%=OPPOSITION=%</text:span><text:span text:style-name="T2">%=DETAILS=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msArrowStealthEnd_20_6" draw:display-name="msArrowStealthEnd 6" svg:viewBox="0 0 210 350" svg:d="m105 0 105 350-105-140-105 14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Références" style:family="paragraph" style:parent-style-name="Standard">
      <style:paragraph-properties fo:line-height="0.459cm" fo:text-align="justify" style:justify-single-word="false">
        <style:tab-stops>
          <style:tab-stop style:position="8.89cm"/>
        </style:tab-stops>
      </style:paragraph-properties>
      <style:text-properties style:font-name="Arial" fo:font-size="7pt" style:font-size-asian="7pt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color="#000000" style:font-name="Wingdings" fo:font-size="10pt" style:font-size-asian="10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">
        <style:list-level-properties text:space-before="0.635cm" text:min-label-width="0.635cm"/>
        <style:text-properties style:font-name="Wingdings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09-04-27T13:03:00</meta:creation-date>
    <dc:creator>Mike Boillat</dc:creator>
    <dc:date>2012-02-23T15:58:42</dc:date>
    <meta:print-date>2009-04-27T13:02:00</meta:print-date>
    <meta:editing-cycles>8</meta:editing-cycles>
    <meta:editing-duration>PT41M53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AdHocReviewCycleID" meta:value-type="integer">2046757892</meta:user-defined>
    <meta:document-statistic meta:table-count="0" meta:image-count="0" meta:object-count="0" meta:page-count="1" meta:paragraph-count="13" meta:word-count="38" meta:character-count="295"/>
  </office:meta>
</office:document-meta>
</file>